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3, 1895</text:p>
      <text:p text:style-name="P5">Month<text:tab/><text:tab/><text:tab/><text:tab/><text:tab/><text:tab/>April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6 West 9/</text:p>
      <text:p text:style-name="P3">23[/ inserted by author]4[/ inserted by author]95/</text:p>
      <text:p text:style-name="P2">My dear Sir and friend/</text:p>
      <text:p text:style-name="P2"><text:tab/>I will be at Seminary/ tomorrow, but will have to leave at 5 o'clock,/ for a wedding in Brooklyn./</text:p>
      <text:p text:style-name="P2"><text:tab/>You would please us much/ if you would come to lunch at/ 1 o'clock, or come earlier and rest./ <text:s/>You shall have light fish lunch if you/ like it better./</text:p>
      <text:p text:style-name="P2">The 6th Avenue elevated has a station/ at 8th St./</text:p>
      <text:p text:style-name="P2"><text:tab/>My brother will possibly come/ to lunch, it will be a good opportunity/ to get him take a warmer interest in/ Seminary affairs./</text:p>
      <text:p text:style-name="P2"><text:tab/>With regards and from Mr Mendes/ also--Truly yrs H Pereira Mend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4:48:57.11</meta:creation-date>
    <meta:document-statistic meta:table-count="0" meta:image-count="0" meta:object-count="0" meta:page-count="2" meta:paragraph-count="68" meta:word-count="275" meta:character-count="1842"/>
    <dc:date>2011-12-22T15:02:19.52</dc:date>
    <dc:creator>Penn Libraries</dc:creator>
    <meta:editing-duration>PT00H13M22S</meta:editing-duration>
    <meta:editing-cycles>1</meta:editing-cycles>
    <meta:generator>OpenOffice.org/3.2$Win32 OpenOffice.org_project/320m12$Build-9483</meta:generator>
  </office:meta>
</office:document-meta>
</file>